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086b7" officeooo:paragraph-rsid="001086b7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2pt" officeooo:rsid="001086b7" officeooo:paragraph-rsid="001086b7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15ec5" officeooo:paragraph-rsid="00115ec5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2e443" officeooo:paragraph-rsid="0012e443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2e443" officeooo:paragraph-rsid="0012e443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686d2" officeooo:paragraph-rsid="001686d2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086b7" officeooo:paragraph-rsid="001086b7" style:font-size-asian="10.5pt" style:font-size-complex="12pt"/>
    </style:style>
    <style:style style:name="T1" style:family="text">
      <style:text-properties officeooo:rsid="001686d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4</text:p>
      <text:p text:style-name="P2">Q.1-------------&gt;?</text:p>
      <text:p text:style-name="P2">-------------&gt;</text:p>
      <text:p text:style-name="P2">20</text:p>
      <text:p text:style-name="P2">21</text:p>
      <text:p text:style-name="P2">22</text:p>
      <text:p text:style-name="P2">23</text:p>
      <text:p text:style-name="P2">24</text:p>
      <text:p text:style-name="P2">25</text:p>
      <text:p text:style-name="P2">26</text:p>
      <text:p text:style-name="P2">27</text:p>
      <text:p text:style-name="P2">28</text:p>
      <text:p text:style-name="P2">29</text:p>
      <text:p text:style-name="P2">30</text:p>
      <text:p text:style-name="P2">31</text:p>
      <text:p text:style-name="P2">32</text:p>
      <text:p text:style-name="P2">33</text:p>
      <text:p text:style-name="P2">34</text:p>
      <text:p text:style-name="P2">35</text:p>
      <text:p text:style-name="P2">36</text:p>
      <text:p text:style-name="P2">37</text:p>
      <text:p text:style-name="P2">38</text:p>
      <text:p text:style-name="P2">39</text:p>
      <text:p text:style-name="P2">40</text:p>
      <text:p text:style-name="P2">41</text:p>
      <text:p text:style-name="P2">42</text:p>
      <text:p text:style-name="P2">Child going to sleep for 1 sec</text:p>
      <text:p text:style-name="P6"/>
      <text:p text:style-name="P2">tejas@tejas-VirtualBox:~/practice/Assignment_4_os$ </text:p>
      <text:p text:style-name="P2">---------------------------------------------------------------------------------------------------------------------</text:p>
      <text:p text:style-name="P2">#include &lt;stdio.h&gt;</text:p>
      <text:p text:style-name="P2">#include &lt;stdlib.h&gt;</text:p>
      <text:p text:style-name="P2">#include &lt;unistd.h&gt;</text:p>
      <text:p text:style-name="P2">#include &lt;sys/types.h&gt;</text:p>
      <text:p text:style-name="P2">#include &lt;sys/wait.h&gt;</text:p>
      <text:p text:style-name="P2"/>
      <text:p text:style-name="P2">void main()</text:p>
      <text:p text:style-name="P2">{</text:p>
      <text:p text:style-name="P2">pid_t ref;</text:p>
      <text:p text:style-name="P2">ref=fork();</text:p>
      <text:p text:style-name="P2"><text:tab/>if(ref ==0)</text:p>
      <text:p text:style-name="P2"><text:tab/>{</text:p>
      <text:p text:style-name="P2"><text:tab/>printf("Child going to sleep for 1 sec\n");</text:p>
      <text:p text:style-name="P2"><text:tab/>sleep(1);</text:p>
      <text:p text:style-name="P2"><text:tab/>pid_t P=getppid();</text:p>
      <text:p text:style-name="P2"><text:tab/>kill(P, SIGUSR1);</text:p>
      <text:p text:style-name="P2"><text:tab/>}</text:p>
      <text:p text:style-name="P2"><text:tab/>else</text:p>
      <text:p text:style-name="P2"><text:tab/>{</text:p>
      <text:p text:style-name="P2"><text:tab/><text:tab/>for(int i=0;i&lt;2000;i++)</text:p>
      <text:p text:style-name="P2"><text:tab/><text:tab/>{</text:p>
      <text:p text:style-name="P2"><text:tab/><text:tab/><text:tab/></text:p>
      <text:p text:style-name="P2"><text:soft-page-break/><text:tab/><text:tab/><text:tab/>printf("%d\n",i);</text:p>
      <text:p text:style-name="P2"><text:tab/><text:tab/><text:tab/></text:p>
      <text:p text:style-name="P2"><text:tab/><text:tab/>}</text:p>
      <text:p text:style-name="P2"><text:tab/>}</text:p>
      <text:p text:style-name="P2"><text:tab/>return 0;</text:p>
      <text:p text:style-name="P2">}</text:p>
      <text:p text:style-name="P2">tejas@tejas-VirtualBox:~/practice/Assignment_4_os$ </text:p>
      <text:p text:style-name="P2"/>
      <text:p text:style-name="P6">====================================================================</text:p>
      <text:p text:style-name="P2"/>
      <text:p text:style-name="P2">Q.2.-----------&gt;?</text:p>
      <text:p text:style-name="P2">----------------&gt;</text:p>
      <text:p text:style-name="P2">1) SIGINT</text:p>
      <text:p text:style-name="P2">-----------&gt;</text:p>
      <text:p text:style-name="P2"/>
      <text:p text:style-name="P2">tejas@tejas-VirtualBox:~/practice/Assignment_4_os$ gedit Assignment_4_q2.c</text:p>
      <text:p text:style-name="P2">tejas@tejas-VirtualBox:~/practice/Assignment_4_os$ gcc Assignment_4_q2.c</text:p>
      <text:p text:style-name="P2">tejas@tejas-VirtualBox:~/practice/Assignment_4_os$ ./a.out</text:p>
      <text:p text:style-name="P2">the process id is 3982</text:p>
      <text:p text:style-name="P2"/>
      <text:p text:style-name="P2">tejas@tejas-VirtualBox:~/practice/Assignment_4_os$ </text:p>
      <text:p text:style-name="P2">----------------------------------------------------------------------------------------------------------------</text:p>
      <text:p text:style-name="P2"/>
      <text:p text:style-name="P2">#include &lt;stdio.h&gt;</text:p>
      <text:p text:style-name="P2">#include&lt;stdlib.h&gt;</text:p>
      <text:p text:style-name="P2">#include &lt;sys/types.h&gt;</text:p>
      <text:p text:style-name="P2">#include&lt;sys/wait.h&gt;</text:p>
      <text:p text:style-name="P2">#include&lt;unistd.h&gt;</text:p>
      <text:p text:style-name="P2">void main()</text:p>
      <text:p text:style-name="P2">{</text:p>
      <text:p text:style-name="P2"><text:tab/>printf("the process id is %d\n",getpid());</text:p>
      <text:p text:style-name="P2"><text:tab/>raise(SIGINT);</text:p>
      <text:p text:style-name="P2"><text:tab/>printf("the parent process id is %d\n",getppid());</text:p>
      <text:p text:style-name="P2">}</text:p>
      <text:p text:style-name="P2">tejas@tejas-VirtualBox:~/practice/Assignment_4_os$ </text:p>
      <text:p text:style-name="P6">=================================================================</text:p>
      <text:p text:style-name="P6"/>
      <text:p text:style-name="P2">2)SIGTERM</text:p>
      <text:p text:style-name="P2">----------&gt;</text:p>
      <text:p text:style-name="P2"/>
      <text:p text:style-name="P2">tejas@tejas-VirtualBox:~/practice/Assignment_4_os$ gedit Assignment_4_q2_p2.c</text:p>
      <text:p text:style-name="P2">tejas@tejas-VirtualBox:~/practice/Assignment_4_os$ gcc Assignment_4_q2_p2.c</text:p>
      <text:p text:style-name="P2">tejas@tejas-VirtualBox:~/practice/Assignment_4_os$ ./a.out</text:p>
      <text:p text:style-name="P2">the process id is 4045</text:p>
      <text:p text:style-name="P2">Terminated</text:p>
      <text:p text:style-name="P2">tejas@tejas-VirtualBox:~/practice/Assignment_4_os$ </text:p>
      <text:p text:style-name="P2">------------------------------------------------------------------------------------------------------------</text:p>
      <text:p text:style-name="P2"/>
      <text:p text:style-name="P2">#include&lt;stdio.h&gt;</text:p>
      <text:p text:style-name="P2">#include&lt;stdlib.h&gt;</text:p>
      <text:p text:style-name="P2">#include&lt;sys/types.h&gt;</text:p>
      <text:p text:style-name="P2">#include&lt;sys/wait.h&gt;</text:p>
      <text:p text:style-name="P2"><text:soft-page-break/>#include&lt;unistd.h&gt;</text:p>
      <text:p text:style-name="P2">void main()</text:p>
      <text:p text:style-name="P2">{</text:p>
      <text:p text:style-name="P2"><text:tab/>printf("the process id is %d\n",getpid());</text:p>
      <text:p text:style-name="P2"><text:tab/>raise(SIGTERM);</text:p>
      <text:p text:style-name="P2"><text:tab/>printf("the parent process id is %d\n",getppid());</text:p>
      <text:p text:style-name="P2">}</text:p>
      <text:p text:style-name="P2">tejas@tejas-VirtualBox:~/practice/Assignment_4_os$ </text:p>
      <text:p text:style-name="P6">================================================================</text:p>
      <text:p text:style-name="P2"/>
      <text:p text:style-name="P3">Q.3.----------&gt;?</text:p>
      <text:p text:style-name="P3">-----------&gt;</text:p>
      <text:p text:style-name="P3">tejas@tejas-VirtualBox:~/practice/Assignment_4_os$ cat Assignment_4_q3.c</text:p>
      <text:p text:style-name="P3">#include&lt;stdio.h&gt;</text:p>
      <text:p text:style-name="P3">#include&lt;stdlib.h&gt;</text:p>
      <text:p text:style-name="P3">#include&lt;sys/types.h&gt;</text:p>
      <text:p text:style-name="P3">#include&lt;unistd.h&gt;</text:p>
      <text:p text:style-name="P3">#include&lt;pthread.h&gt;</text:p>
      <text:p text:style-name="P3">#define NUM_THREADS 1 </text:p>
      <text:p text:style-name="P3">void *sum(void *threadid)</text:p>
      <text:p text:style-name="P3">{</text:p>
      <text:p text:style-name="P3"><text:tab/>int n;</text:p>
      <text:p text:style-name="P3"><text:tab/>int sum=0;</text:p>
      <text:p text:style-name="P3"><text:tab/>printf("Enter size of Array:\n");</text:p>
      <text:p text:style-name="P3"><text:tab/>scanf("%d",&amp;n);</text:p>
      <text:p text:style-name="P3"><text:tab/>int arr[n];</text:p>
      <text:p text:style-name="P3"><text:tab/>printf("Enter elements of the array:\n");</text:p>
      <text:p text:style-name="P3"><text:tab/>for(int i=0;i&lt;n;i++)</text:p>
      <text:p text:style-name="P3"><text:tab/><text:tab/>{</text:p>
      <text:p text:style-name="P3"><text:tab/><text:tab/>scanf("%d",&amp;arr[i]);</text:p>
      <text:p text:style-name="P3"><text:tab/><text:tab/>}</text:p>
      <text:p text:style-name="P3"><text:tab/>for(int j=0;j&lt;n;j++)</text:p>
      <text:p text:style-name="P3"><text:tab/><text:tab/>{</text:p>
      <text:p text:style-name="P3"><text:tab/><text:tab/>sum=sum+arr[j];</text:p>
      <text:p text:style-name="P3"><text:tab/><text:tab/>}</text:p>
      <text:p text:style-name="P3"><text:tab/>printf("Sum of the array is= %d\n",sum);</text:p>
      <text:p text:style-name="P3">}</text:p>
      <text:p text:style-name="P3"/>
      <text:p text:style-name="P3"/>
      <text:p text:style-name="P3">int main()</text:p>
      <text:p text:style-name="P3">{</text:p>
      <text:p text:style-name="P3">pthread_t threads[NUM_THREADS];</text:p>
      <text:p text:style-name="P3">int rc;</text:p>
      <text:p text:style-name="P3">for(int i=0;i&lt;NUM_THREADS;i++)</text:p>
      <text:p text:style-name="P3">{</text:p>
      <text:p text:style-name="P3"><text:tab/>rc=pthread_create(&amp;(threads[i]), NULL, sum, (void *)i);</text:p>
      <text:p text:style-name="P3"><text:tab/>if(rc)</text:p>
      <text:p text:style-name="P3"><text:tab/>{</text:p>
      <text:p text:style-name="P3"><text:tab/><text:tab/>printf("ERROR\n",rc);</text:p>
      <text:p text:style-name="P3"><text:tab/><text:tab/>exit(-1);</text:p>
      <text:p text:style-name="P3"><text:tab/>}</text:p>
      <text:p text:style-name="P3">}</text:p>
      <text:p text:style-name="P3"><text:soft-page-break/>pthread_exit(NULL);</text:p>
      <text:p text:style-name="P3"/>
      <text:p text:style-name="P3">}</text:p>
      <text:p text:style-name="P3">tejas@tejas-VirtualBox:~/practice/Assignment_4_os$ </text:p>
      <text:p text:style-name="P3">---------------------------------------------------------------------------------------------------------</text:p>
      <text:p text:style-name="P3"/>
      <text:p text:style-name="P4">tejas@tejas-VirtualBox:~/practice/Assignment_4_os$ gedit Assignment_4_q3.c</text:p>
      <text:p text:style-name="P4">tejas@tejas-VirtualBox:~/practice/Assignment_4_os$ gcc -pthread Assignment_4_q3.c</text:p>
      <text:p text:style-name="P4">tejas@tejas-VirtualBox:~/practice/Assignment_4_os$ ./a.out</text:p>
      <text:p text:style-name="P4">Enter size of Array:</text:p>
      <text:p text:style-name="P4">4</text:p>
      <text:p text:style-name="P4">Enter elements of the array:</text:p>
      <text:p text:style-name="P4">5</text:p>
      <text:p text:style-name="P4">3</text:p>
      <text:p text:style-name="P4">2</text:p>
      <text:p text:style-name="P4">10</text:p>
      <text:p text:style-name="P4">Sum of the array is= 20</text:p>
      <text:p text:style-name="P4">tejas@tejas-VirtualBox:~/practice/Assignment_4_os$ </text:p>
      <text:p text:style-name="P6">=======================================================================</text:p>
      <text:p text:style-name="P4"/>
      <text:p text:style-name="P4">Q.4.-----------------&gt;?</text:p>
      <text:p text:style-name="P4">-------------------&gt;</text:p>
      <text:p text:style-name="P4"/>
      <text:p text:style-name="P4">Helo World! , This a thread # 140507383023360</text:p>
      <text:p text:style-name="P4">Helo World! , This a thread # 140507374630656</text:p>
      <text:p text:style-name="P4">Helo World! , This a thread # 140507366237952</text:p>
      <text:p text:style-name="P4">Helo World! , This a thread # 140507357845248</text:p>
      <text:p text:style-name="P4">Helo World! , This a thread # 140507349452544</text:p>
      <text:p text:style-name="P4">Helo World! , This a thread # 140507332667136</text:p>
      <text:p text:style-name="P4">Helo World! , This a thread # 140507399808768</text:p>
      <text:p text:style-name="P4">Helo World! , This a thread # 140507341059840</text:p>
      <text:p text:style-name="P4">Helo World! , This a thread # 140507299096320</text:p>
      <text:p text:style-name="P4">Helo World! , This a thread # 140507290703616</text:p>
      <text:p text:style-name="P4">Helo World! , This a thread # 140507273918208</text:p>
      <text:p text:style-name="P4">Helo World! , This a thread # 140507265525504</text:p>
      <text:p text:style-name="P4">Helo World! , This a thread # 140507257132800</text:p>
      <text:p text:style-name="P4">Helo World! , This a thread # 140507248740096</text:p>
      <text:p text:style-name="P4">Helo World! , This a thread # 140507240347392</text:p>
      <text:p text:style-name="P4">Helo World! , This a thread # 140507231954688</text:p>
      <text:p text:style-name="P4">Helo World! , This a thread # 140507223561984</text:p>
      <text:p text:style-name="P4">Helo World! , This a thread # 140507215169280</text:p>
      <text:p text:style-name="P4">^C</text:p>
      <text:p text:style-name="P4">tejas@tejas-VirtualBox:~/practice/Assignment_4_os$ </text:p>
      <text:p text:style-name="P4">-------------------------------------------------------------------------------------------------------------</text:p>
      <text:p text:style-name="P4">#include&lt;stdio.h&gt;</text:p>
      <text:p text:style-name="P4">#include&lt;stdlib.h&gt;</text:p>
      <text:p text:style-name="P4">#include&lt;sys/types.h&gt;</text:p>
      <text:p text:style-name="P4">#include&lt;unistd.h&gt;</text:p>
      <text:p text:style-name="P4">#include&lt;pthread.h&gt;</text:p>
      <text:p text:style-name="P4">#define NUM_THREADS 2 </text:p>
      <text:p text:style-name="P4">void *hello(void *threadid)</text:p>
      <text:p text:style-name="P4">{</text:p>
      <text:p text:style-name="P4"><text:soft-page-break/><text:tab/>printf("Helo World! , This a thread # %ld\n",pthread_self());</text:p>
      <text:p text:style-name="P4"><text:tab/>pthread_exit(NULL);</text:p>
      <text:p text:style-name="P4">}</text:p>
      <text:p text:style-name="P4"/>
      <text:p text:style-name="P4">int main()</text:p>
      <text:p text:style-name="P4">{</text:p>
      <text:p text:style-name="P4">pthread_t threads[NUM_THREADS];</text:p>
      <text:p text:style-name="P4">int rc;</text:p>
      <text:p text:style-name="P4">while(1)</text:p>
      <text:p text:style-name="P4">{</text:p>
      <text:p text:style-name="P4"><text:tab/>rc=pthread_create(&amp;(threads[0]), NULL, hello, (void *)0);</text:p>
      <text:p text:style-name="P4"><text:tab/>if(rc)</text:p>
      <text:p text:style-name="P4"><text:tab/>{</text:p>
      <text:p text:style-name="P4"><text:tab/><text:tab/>printf("ERROR\n",rc);</text:p>
      <text:p text:style-name="P4"><text:tab/><text:tab/>exit(-1);</text:p>
      <text:p text:style-name="P4"><text:tab/>}</text:p>
      <text:p text:style-name="P4">}</text:p>
      <text:p text:style-name="P4">pthread_exit(NULL);</text:p>
      <text:p text:style-name="P4"/>
      <text:p text:style-name="P4">}</text:p>
      <text:p text:style-name="P4"/>
      <text:p text:style-name="P6">====================================================================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2T15:53:16.774500225</meta:creation-date>
    <dc:date>2022-03-23T11:31:35.324245252</dc:date>
    <meta:editing-duration>PT44M47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5" meta:paragraph-count="210" meta:word-count="477" meta:character-count="5013" meta:non-whitespace-character-count="4672"/>
  </office:meta>
</office:document-meta>
</file>